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1.0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39">
      <style:table-cell-properties fo:border-bottom="0.74pt solid #000000" fo:border-left="0.74pt solid #000000" fo:border-right="1.11pt double-thin #000000" style:border-line-width-right="0.018cm 0.004cm 0.018cm" fo:border-top="0.74pt solid #000000"/>
    </style:style>
    <style:style style:name="ce3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0.74pt solid #0000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diagonal-bl-tr="none" fo:border="0.74pt solid #000000"/>
    </style:style>
    <style:style style:name="ce7" style:family="table-cell" style:parent-style-name="Default">
      <style:table-cell-properties style:diagonal-bl-tr="0.74pt solid #000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詳細記錄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3" office:value-type="string" calcext:value-type="string">
            <text:p>早</text:p>
          </table:table-cell>
          <table:table-cell table:style-name="ce3" office:value-type="string" calcext:value-type="string">
            <text:p>程度</text:p>
          </table:table-cell>
          <table:table-cell table:style-name="ce3" office:value-type="string" calcext:value-type="string">
            <text:p>午</text:p>
          </table:table-cell>
          <table:table-cell table:style-name="ce3" office:value-type="string" calcext:value-type="string">
            <text:p>程度</text:p>
          </table:table-cell>
          <table:table-cell table:style-name="ce3" office:value-type="string" calcext:value-type="string">
            <text:p>晚</text:p>
          </table:table-cell>
          <table:table-cell table:style-name="ce3" office:value-type="string" calcext:value-type="string">
            <text:p>程度</text:p>
          </table:table-cell>
          <table:table-cell table:style-name="ce13" table:number-columns-repeated="1017"/>
        </table:table-row>
        <table:table-row table:style-name="ro1">
          <table:table-cell table:style-name="ce2" office:value-type="date" office:date-value="2023-07-24" calcext:value-type="date">
            <text:p>7/24(一)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7-25" calcext:value-type="date">
            <text:p>7/25(二)</text:p>
          </table:table-cell>
          <table:table-cell table:style-name="ce5" office:value-type="string" calcext:value-type="string">
            <text:p>妹剩5分鐘跑去用電腦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26" calcext:value-type="date">
            <text:p>7/26(三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我一直敲桌子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媽躺妹腳上，妹腳亂放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27" calcext:value-type="date">
            <text:p>7/27(四)</text:p>
          </table:table-cell>
          <table:table-cell table:style-name="ce5" office:value-type="string" calcext:value-type="string">
            <text:p>妹跳繩一直拖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28" calcext:value-type="date">
            <text:p>7/28(五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媽硬說我潑水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7-31" calcext:value-type="date">
            <text:p>7/31(一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8-01" calcext:value-type="date">
            <text:p>8/01(二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5" office:value-type="string" calcext:value-type="string">
            <text:p>妹不睡覺，拖到11:0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2" calcext:value-type="date">
            <text:p>8/02(三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3" calcext:value-type="date">
            <text:p>8/03(四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4" calcext:value-type="date">
            <text:p>8/04(五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5" calcext:value-type="date">
            <text:p>8/05(六)</text:p>
          </table:table-cell>
          <table:table-cell table:style-name="ce5" office:value-type="string" calcext:value-type="string">
            <text:p>妹說話不算話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6" calcext:value-type="date">
            <text:p>8/06(日)</text:p>
          </table:table-cell>
          <table:table-cell table:style-name="ce6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style-name="ce2" office:value-type="date" office:date-value="2023-08-07" calcext:value-type="date">
            <text:p>8/07(一)</text:p>
          </table:table-cell>
          <table:table-cell table:style-name="ce6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style-name="ce2" office:value-type="date" office:date-value="2023-08-08" calcext:value-type="date">
            <text:p>8/08(二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09" calcext:value-type="date">
            <text:p>8/09(三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8-10" calcext:value-type="date">
            <text:p>8/10(四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8-11" calcext:value-type="date">
            <text:p>8/11(五)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妹吃飯拖拖拉拉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date-style style:name="N137">
      <number:year number:style="long"/>
      <number:text>/</number:text>
      <number:month/>
      <number:text>/</number:text>
      <number:day/>
      <number:text>(</number:text>
      <number:day-of-week/>
      <number:text>)</number:text>
    </number:date-style>
    <number:date-style style:name="N138">
      <number:month/>
      <number:text>/</number:text>
      <number:day/>
      <number:text>(</number:text>
      <number:day-of-week/>
      <number:text>)</number:text>
    </number:date-style>
    <number:date-style style:name="N139">
      <number:month/>
      <number:text>/</number:text>
      <number:day number:style="long"/>
      <number:text>(</number:text>
      <number:day-of-week/>
      <number:text>)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00/00/00</text:date>, <text:time style:data-style-name="N2" text:time-value="15:47:25.70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2T15:48:28.668000000</dc:date>
    <meta:editing-duration>PT18M27S</meta:editing-duration>
    <meta:editing-cycles>11</meta:editing-cycles>
    <meta:generator>LibreOffice/7.1.6.2$Windows_X86_64 LibreOffice_project/0e133318fcee89abacd6a7d077e292f1145735c3</meta:generator>
    <meta:document-statistic meta:table-count="1" meta:cell-count="110" meta:object-count="0"/>
  </office:meta>
</office:document-meta>
</file>